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Map.LazyMap( Map map , Transformer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Map.decorate( Map map , Transform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Map.LazyMap( Map map , 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Map.decorate( Map map ,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